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001cm" table:align="margins" style:may-break-between-rows="false"/>
    </style:style>
    <style:style style:name="Table1.A" style:family="table-column">
      <style:table-column-properties style:column-width="5.292cm" style:rel-column-width="18251*"/>
    </style:style>
    <style:style style:name="Table1.B" style:family="table-column">
      <style:table-column-properties style:column-width="1.704cm" style:rel-column-width="5876*"/>
    </style:style>
    <style:style style:name="Table1.C" style:family="table-column">
      <style:table-column-properties style:column-width="1cm" style:rel-column-width="3449*"/>
    </style:style>
    <style:style style:name="Table1.D" style:family="table-column">
      <style:table-column-properties style:column-width="1.004cm" style:rel-column-width="3461*"/>
    </style:style>
    <style:style style:name="Table1.N" style:family="table-column">
      <style:table-column-properties style:column-width="1.002cm" style:rel-column-width="3457*"/>
    </style:style>
    <style:style style:name="Table1.A1" style:family="table-cell">
      <style:table-cell-properties fo:padding="0cm" fo:border="none" style:writing-mode="page"/>
    </style:style>
    <style:style style:name="Table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3" style:family="table-row">
      <style:table-row-properties fo:background-color="#eeeeee">
        <style:background-image/>
      </style:table-row-properties>
    </style:style>
    <style:style style:name="P1" style:family="paragraph" style:parent-style-name="Table_20_Contents">
      <style:paragraph-properties fo:text-align="start" style:justify-single-word="false"/>
      <style:text-properties officeooo:rsid="0017c9bb" officeooo:paragraph-rsid="0017c9bb"/>
    </style:style>
    <style:style style:name="P2" style:family="paragraph" style:parent-style-name="Table_20_Contents">
      <style:paragraph-properties fo:text-align="start" style:justify-single-word="false"/>
      <style:text-properties officeooo:rsid="001d8f04" officeooo:paragraph-rsid="001d8f04"/>
    </style:style>
    <style:style style:name="P3" style:family="paragraph" style:parent-style-name="Table_20_Contents">
      <style:paragraph-properties fo:text-align="center" style:justify-single-word="false"/>
      <style:text-properties fo:color="#f79e10" officeooo:rsid="001d8f04" officeooo:paragraph-rsid="001d8f04"/>
    </style:style>
    <style:style style:name="P4" style:family="paragraph" style:parent-style-name="Table_20_Contents">
      <style:paragraph-properties fo:text-align="center" style:justify-single-word="false"/>
      <style:text-properties fo:color="#f79e10"/>
    </style:style>
    <style:style style:name="P5" style:family="paragraph" style:parent-style-name="Table_20_Contents">
      <style:paragraph-properties fo:text-align="start" style:justify-single-word="false"/>
      <style:text-properties officeooo:rsid="002110e7" officeooo:paragraph-rsid="002110e7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Heading">
      <style:text-properties officeooo:rsid="001657fe" officeooo:paragraph-rsid="001657fe"/>
    </style:style>
    <style:style style:name="P8" style:family="paragraph" style:parent-style-name="Table_20_Heading">
      <style:text-properties officeooo:rsid="002110e7" officeooo:paragraph-rsid="002110e7"/>
    </style:style>
    <style:style style:name="P9" style:family="paragraph" style:parent-style-name="Table_20_Heading">
      <style:text-properties officeooo:rsid="0022ca62" officeooo:paragraph-rsid="0022ca62"/>
    </style:style>
    <style:style style:name="P10" style:family="paragraph" style:parent-style-name="Table_20_Heading">
      <style:text-properties officeooo:rsid="001ceb06" officeooo:paragraph-rsid="001ba465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Table_20_Contents">
      <style:text-properties fo:color="#464453" fo:font-size="11pt" style:font-size-asian="11pt" style:font-size-complex="11pt"/>
    </style:style>
    <style:style style:name="P13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14" style:family="paragraph" style:parent-style-name="Standard" style:list-style-name="L1"/>
    <style:style style:name="P15" style:family="paragraph" style:parent-style-name="Standard">
      <style:text-properties fo:language="en" fo:country="US"/>
    </style:style>
    <style:style style:name="T1" style:family="text">
      <style:text-properties officeooo:rsid="0010f8f0"/>
    </style:style>
    <style:style style:name="T2" style:family="text">
      <style:text-properties officeooo:rsid="00233ab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kills and rewards</text:h>
      <text:h text:style-name="Heading_20_2" text:outline-level="2">Exploration Skills</text:h>
      <text:list xml:id="list878843736" text:style-name="L1">
        <text:list-item>
          <text:p text:style-name="P14">Sophie</text:p>
          <text:list>
            <text:list-item>
              <text:p text:style-name="P14">Sophie is able to speak with objects that attract her interest, ordering them to perform actions useful for the game-play. She has this ability from the start of the game, and its use is already required at the Portheaven Fair.</text:p>
            </text:list-item>
            <text:list-item>
              <text:p text:style-name="P14">To enter Cal Sophie will have to speak with an ancient ruin in a language that she doesn’t know; in the guild of alchemists will find a book that will help her to understand the ancient language.</text:p>
            </text:list-item>
          </text:list>
        </text:list-item>
        <text:list-item>
          <text:p text:style-name="P14">Calcifer</text:p>
          <text:list>
            <text:list-item>
              <text:p text:style-name="P14">Calcifer can abandon its armor, which immediately falls to the ground in a thousand pieces, and fly in the form of a shooting star to some points of interest, communicating what he sees. In these phases the camera remains behind the protagonist.</text:p>
            </text:list-item>
            <text:list-item>
              <text:p text:style-name="P14">Calcifer uses the pressure in the armor, thanks to special joints given to him by King Beuron, to shoot pieces at a great distance as a cannon.</text:p>
            </text:list-item>
            <text:list-item>
              <text:p text:style-name="P14">When they are in the dark, it is always possible to ask Calcifer to shed light.</text:p>
            </text:list-item>
          </text:list>
        </text:list-item>
        <text:list-item>
          <text:p text:style-name="P14">Heen is able to use his brute force to destroy specific walls.</text:p>
        </text:list-item>
        <text:list-item>
          <text:p text:style-name="P14">Markl manages to infiltrate the narrowest spaces, opening the way for the group.</text:p>
        </text:list-item>
        <text:list-item>
          <text:p text:style-name="P14">The Witch of the Waste uses alchemy to create potions, even during battles, or if the progression in the level requires it.</text:p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9"/>
        <table:table-column table:style-name="Table1.N"/>
        <table:table-header-rows>
          <table:table-row>
            <table:table-cell table:style-name="Table1.A1" table:number-columns-spanned="2" office:value-type="string">
              <text:p text:style-name="P8"/>
            </table:table-cell>
            <table:covered-table-cell/>
            <table:table-cell table:style-name="Table1.A1" table:number-columns-spanned="12" office:value-type="string">
              <text:p text:style-name="P9">Level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.A1" office:value-type="string">
            <text:p text:style-name="P8">Character</text:p>
          </table:table-cell>
          <table:table-cell table:style-name="Table1.B2" office:value-type="string">
            <text:p text:style-name="P10">Skill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7">3</text:p>
          </table:table-cell>
          <table:table-cell table:style-name="Table1.A1" office:value-type="string">
            <text:p text:style-name="P7">4</text:p>
          </table:table-cell>
          <table:table-cell table:style-name="Table1.A1" office:value-type="string">
            <text:p text:style-name="P7">5</text:p>
          </table:table-cell>
          <table:table-cell table:style-name="Table1.A1" office:value-type="string">
            <text:p text:style-name="P7">6</text:p>
          </table:table-cell>
          <table:table-cell table:style-name="Table1.A1" office:value-type="string">
            <text:p text:style-name="P7">7</text:p>
          </table:table-cell>
          <table:table-cell table:style-name="Table1.A1" office:value-type="string">
            <text:p text:style-name="P7">8</text:p>
          </table:table-cell>
          <table:table-cell table:style-name="Table1.A1" office:value-type="string">
            <text:p text:style-name="P7">9</text:p>
          </table:table-cell>
          <table:table-cell table:style-name="Table1.A1" office:value-type="string">
            <text:p text:style-name="P7">10</text:p>
          </table:table-cell>
          <table:table-cell table:style-name="Table1.A1" office:value-type="string">
            <text:p text:style-name="P7">11</text:p>
          </table:table-cell>
          <table:table-cell table:style-name="Table1.A1" office:value-type="string">
            <text:p text:style-name="P7">12</text:p>
          </table:table-cell>
        </table:table-row>
        <table:table-row table:style-name="Table1.3">
          <table:table-cell table:style-name="Table1.A1" office:value-type="string">
            <text:p text:style-name="P5">Sophie</text:p>
          </table:table-cell>
          <table:table-cell table:style-name="Table1.A1" office:value-type="string">
            <text:p text:style-name="P6">1.1</text:p>
          </table:table-cell>
          <table:table-cell table:style-name="Table1.A1" office:value-type="string">
            <text:p text:style-name="P3">✓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5">Sophie</text:p>
          </table:table-cell>
          <table:table-cell table:style-name="Table1.A1" office:value-type="string">
            <text:p text:style-name="P6">1.2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✓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1" office:value-type="string">
            <text:p text:style-name="P5">Calcifer</text:p>
          </table:table-cell>
          <table:table-cell table:style-name="Table1.A1" office:value-type="string">
            <text:p text:style-name="P6">2.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✓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5">Calcifer</text:p>
          </table:table-cell>
          <table:table-cell table:style-name="Table1.A1" office:value-type="string">
            <text:p text:style-name="P6">2.2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✓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1" office:value-type="string">
            <text:p text:style-name="P5">Calcifer</text:p>
          </table:table-cell>
          <table:table-cell table:style-name="Table1.A1" office:value-type="string">
            <text:p text:style-name="P6">2.3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✓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5">Heen</text:p>
          </table:table-cell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✓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1" office:value-type="string">
            <text:p text:style-name="P5">Markl</text:p>
          </table:table-cell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✓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2"><text:span text:style-name="T2">The </text:span>Witch of the Waste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✓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15"/>
      <text:h text:style-name="P11" text:outline-level="2">Fight Skills</text:h>
      <text:p text:style-name="Standard">Sophie and Markl are similar characters: they learn new spells exclusively by equipping books for a certain time, their spells mostly have effect at distance.</text:p>
      <text:p text:style-name="Standard">Calcifer Heen and the Witch of the Waste learn new spells / abilities based on which one they used more between the ones they already knew, climbing up to next level.</text:p>
      <text:p text:style-name="Standard">Calcifer uses mostly spells of fire and physical combat with sharp armor gloves.</text:p>
      <text:p text:style-name="Standard">Heen a big ax, and only physical combat. Finding his parts, he gets his strongest skills.</text:p>
      <text:p text:style-name="Standard">The Witch of the Waste uses spells that she recalls as she levels up, and their effects vary in a wide range (randomly), in addition she carries the stock of alchemical potions of the group.</text:p>
      <text:p text:style-name="Standard">All characters are able to use potions, but the Witch of the Waste adds more positive effects. Spells and <text:span text:style-name="T1">characters’</text:span> combat skills can only be used in combat.</text:p>
      <text:h text:style-name="P11" text:outline-level="2">Common Rewards</text:h>
      <text:p text:style-name="Standard">Calcifer armor pieces (boxing gloves and other defense pieces), magic clothes, accessories, alchemical items, money, potions, and Heen weapons.</text:p>
      <text:h text:style-name="P11" text:outline-level="2">Special Rewards</text:h>
      <text:p text:style-name="Standard">Magic books</text:p>
      <text:p text:style-name="Standard">Heen’s par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464453" fo:font-style="italic" style:font-style-asian="italic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Skills and rewards</text:chapter></text:p>
            </table:table-cell>
            <table:table-cell table:style-name="Tabella9.A1" office:value-type="string">
              <text:p text:style-name="MP2"><text:page-number text:select-page="current">4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ghts outcomes</dc:title>
    <dc:date>2018-12-13T23:41:48.399000000</dc:date>
    <meta:editing-duration>PT19M15S</meta:editing-duration>
    <meta:editing-cycles>28</meta:editing-cycles>
    <meta:generator>LibreOffice/6.1.2.1$Windows_X86_64 LibreOffice_project/65905a128db06ba48db947242809d14d3f9a93fe</meta:generator>
    <dc:creator>Michele Maione</dc:creator>
    <meta:document-statistic meta:table-count="2" meta:image-count="0" meta:object-count="0" meta:page-count="4" meta:paragraph-count="65" meta:word-count="452" meta:character-count="2432" meta:non-whitespace-character-count="2056"/>
    <meta:template xlink:type="simple" xlink:actuate="onRequest" xlink:title="" xlink:href="../MasterGameDesignDocument.odm" meta:date="2018-12-13T23:34:01.179000000"/>
  </office:meta>
</office:document-meta>
</file>